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start" style:justify-single-word="false"/>
      <style:text-properties fo:language="en" fo:country="U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lain what your master consists in, and why you have decided to major in SeCReTS. Present your motivations, and your professional project (1 page).</text:p>
      <text:p text:style-name="P1"/>
      <text:p text:style-name="P1"/>
      <text:p text:style-name="P1"><text:tab/>Currently, I am in my last year of my master's degree in computer science with the major SeCReTS (Security of Contents, Networks, Telecommunications and Systems). </text:p>
      <text:p text:style-name="P1">My master consists in studying the security of information systems. In fact, with the emergence of <text:s/>the new technologies, new security issues were born. This new aspect is what I study this year. </text:p>
      <text:p text:style-name="P1">So, during this year, we learned the network security with all network aspects which could be dangerous. For example, in a local network Wifi, an attacker can steal the access point's identity. Then, when you go online, all the traffic can be analyzed by the attacker. This method is named by the man-in-the-middle attack. </text:p>
      <text:p text:style-name="P1">Also, this master taught me the system security which represents the study of the security of systems configurations. In fact, human mistakes during installations of systems and networks are recurrent. So, I learned lots of manipulations to protect a system like firewalls, proxies, …</text:p>
      <text:p text:style-name="P1">We discover all these aspects with practical work on different Operating Systems like Linux or Windows much used in corporations. <text:s/></text:p>
      <text:p text:style-name="P1"/>
      <text:p text:style-name="P1"><text:tab/>Initially, I were being in my last year of high school when I decided to study for the SeCReTS Master. In fact, I were visiting the university when I attempted a presentation about this Master. That showed the study of cryptography during the first year and the study of cybersecurity during the second. </text:p>
      <text:p text:style-name="P1">At that time, I already knew few basis about the cryptography because my major was Mathematics and I had few lessons about this. About the IT Security, I didn't know yet but it sounded interesting. </text:p>
      <text:p text:style-name="P1">Thereafter, I enrolled in a bachelor's degree in computer science in order to join the SeCReTS Master. </text:p>
      <text:p text:style-name="P1"/>
      <text:p text:style-name="P1"><text:tab/>So, during this year, I was very happy to study in this Master. In fact, all courses were very interesting. Moreover, it was even more motivating for me because it was the last year of class and we will work for a corporation during our internship. Indeed, I found my internship early. And, I could focus my energy on courses dealing with the subject of my internship. </text:p>
      <text:p text:style-name="P1"/>
      <text:p text:style-name="P1"><text:tab/>On my side, I have a professional project maybe too ambitious but if I succeed each step, I think I will be very pleased with my progress. </text:p>
      <text:p text:style-name="P1">Firstly, I need to do my internship at Sopra Steria to Montreuil in the field of intrusion detection. During these six months, I will work in a SIEM team (Security Information and Event Management) where the purpose is making tools to improve the detection of IT threats. In fact, when a SOC (Security Operations Center) analyzes events of network traffic in a company, tools (designed by the SIEM) are used to correlate logs and detect incidents. So, if my internship is interesting, I will choose to stay in Sopra Steria and maybe continue in the same team. <text:s/></text:p>
      <text:p text:style-name="P1">In the other hand, we learned about Forensics during this year, a domain available in a CERT (Computer Emergency Response Team). His function is finding clues in a post-incident and solving problems due to security issues. So, I would like to join a CERT Team at Sopra Steria because resolving this type of problems in IT security can be very instructive. </text:p>
      <text:p text:style-name="P1">An other professional plan is taking time to travel through my work. In fact, if I have a job opening in the short or medium term, I will not hesitate to leave. For example, my internship supervisor talked me about missions in Singapore for example. </text:p>
      <text:p text:style-name="P1">My last professional project can be very hard to fulfill. But, maybe, when I will got enough of experience, I would like to create my own services company and offer a SOC team and a CERT team. I am aware that it could be ambitious, especially my last step, but we need to look for the unknown to progress professional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ement caumes</meta:initial-creator>
    <meta:creation-date>2020-03-17T18:00:00.93</meta:creation-date>
    <meta:generator>OpenOffice/4.1.7$Win32 OpenOffice.org_project/417m1$Build-9800</meta:generator>
    <dc:date>2020-03-19T16:04:08.47</dc:date>
    <dc:creator>clement caumes</dc:creator>
    <meta:editing-duration>PT5H25M2S</meta:editing-duration>
    <meta:editing-cycles>61</meta:editing-cycles>
    <meta:document-statistic meta:table-count="0" meta:image-count="0" meta:object-count="0" meta:page-count="1" meta:paragraph-count="15" meta:word-count="662" meta:character-count="3851"/>
  </office:meta>
</office:document-meta>
</file>